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adornments="Regular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officeooo:rsid="00105084" officeooo:paragraph-rsid="00105084"/>
    </style:style>
    <style:style style:name="P4" style:family="paragraph" style:parent-style-name="Heading_20_1" style:list-style-name="">
      <style:text-properties officeooo:rsid="00105084" officeooo:paragraph-rsid="00105084"/>
    </style:style>
    <style:style style:name="P5" style:family="paragraph" style:parent-style-name="Standard">
      <style:text-properties style:font-name="Noto Sans1" officeooo:rsid="000f8aa7" officeooo:paragraph-rsid="000f8aa7"/>
    </style:style>
    <style:style style:name="P6" style:family="paragraph" style:parent-style-name="Standard">
      <style:text-properties style:font-name="Noto Sans1" officeooo:rsid="00105084" officeooo:paragraph-rsid="00105084"/>
    </style:style>
    <style:style style:name="P7" style:family="paragraph" style:parent-style-name="Text_20_body">
      <style:text-properties officeooo:rsid="00105084" officeooo:paragraph-rsid="00105084"/>
    </style:style>
    <style:style style:name="P8" style:family="paragraph" style:parent-style-name="Text_20_body">
      <style:text-properties officeooo:paragraph-rsid="00105084"/>
    </style:style>
    <style:style style:name="T1" style:family="text">
      <style:text-properties officeooo:rsid="0010508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ando cobra-cli</text:p>
      <text:p text:style-name="P5"/>
      <text:p text:style-name="P5">A dia de hoy al momento de escribir este libro </text:p>
      <text:p text:style-name="P5"/>
      <text:p text:style-name="P6">He estado averiguando acerca de nuevos lenguajes de programacion como go y rust.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_2969348323" text:style-name="Index_20_Link" text:visited-style-name="Index_20_Link">Instalacion<text:tab/>2</text:a></text:p>
          <text:p text:style-name="P2"><text:a xlink:type="simple" xlink:href="#__RefHeading___Toc4_2969348323" text:style-name="Index_20_Link" text:visited-style-name="Index_20_Link">On linux<text:tab/>2</text:a></text:p>
        </text:index-body>
      </text:table-of-content>
      <text:p text:style-name="P6"/>
      <text:p text:style-name="P6"/>
      <text:p text:style-name="P6"/>
      <text:p text:style-name="P6"/>
      <text:h text:style-name="P4" text:outline-level="1"/>
      <text:h text:style-name="P3" text:outline-level="1"><text:bookmark-start text:name="__RefHeading___Toc2_2969348323"/>Instalacion<text:bookmark-end text:name="__RefHeading___Toc2_2969348323"/></text:h>
      <text:h text:style-name="Heading_20_2" text:outline-level="2"><text:bookmark-start text:name="__RefHeading___Toc4_2969348323"/>On linux <text:bookmark-end text:name="__RefHeading___Toc4_2969348323"/></text:h>
      <text:p text:style-name="P7">En mi caso uso fedora, previo a esto necesito primero tener instalado el lenguaje de go</text:p>
      <text:p text:style-name="SHELL">sudo dnf install go <text:span text:style-name="T1">golang</text:span></text:p>
      <text:p text:style-name="Text_20_body"/>
      <text:h text:style-name="Heading_20_2" text:outline-level="2">On windows</text:h>
      <text:p text:style-name="P8"><text:span text:style-name="T1">Para esto tan solo necesitas bajarte desde la web oficial </text:span><text:a xlink:type="simple" xlink:href="https://go.dev/dl/" text:style-name="Internet_20_link" text:visited-style-name="Visited_20_Internet_20_Link"><text:span text:style-name="T1">go downloads</text:span></text:a><text:span text:style-name="T1"> </text:span></text:p>
      <text:p text:style-name="P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adornments="Regular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HELL" style:family="paragraph" style:parent-style-name="Text_20_body">
      <loext:graphic-properties draw:fill="solid" draw:fill-color="#292929"/>
      <style:paragraph-properties fo:margin-left="0.0201in" fo:background-color="#292929"/>
      <style:text-properties style:font-name="Fira Code" fo:font-family="'Fira Code'" style:font-style-name="Regular" style:font-pitch="fixed" fo:font-size="10.5pt" officeooo:rsid="00105084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6:04:31.070657498</meta:creation-date>
    <dc:date>2024-02-14T06:53:24.731006648</dc:date>
    <meta:editing-duration>PT48M53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12" meta:word-count="71" meta:character-count="397" meta:non-whitespace-character-count="335"/>
  </office:meta>
</office:document-meta>
</file>